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6.8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32.2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gi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gile Product Backlog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ask Name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Sprint Read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ory Points</text:p>
          </table:table-cell>
          <table:table-cell office:value-type="string" calcext:value-type="string">
            <text:p>Assigned to Sprint</text:p>
          </table:table-cell>
        </table:table-row>
        <table:table-row table:style-name="ro1">
          <table:table-cell office:value-type="string" calcext:value-type="string">
            <text:p>Sprint 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n Progres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sk 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mple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sk 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mple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sk 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mple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sk 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n Progres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omple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sk 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omplet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sk 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Start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rint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n Progres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sk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 Progr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sk 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n Progr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sk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n Progres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rint 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n Progres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sk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 Progres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sk 1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omple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sk 1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mple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rint 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Starte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sk 1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Starte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sk 1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Start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sk 1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Start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reate a Product Backlog in Smartshee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5T12:31:15.040429183</dc:date>
    <meta:editing-duration>PT28M30S</meta:editing-duration>
    <meta:editing-cycles>1</meta:editing-cycles>
    <meta:document-statistic meta:table-count="1" meta:cell-count="149" meta:object-count="0"/>
    <meta:generator>LibreOffice/5.2.7.2$Linux_X86_64 LibreOffice_project/20m0$Build-2</meta:generator>
  </office:meta>
</office:document-meta>
</file>